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72in"/>
    </style:style>
    <style:style style:name="co3" style:family="table-column">
      <style:table-column-properties fo:break-before="auto" style:column-width="0.9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run_number</text:p>
          </table:table-cell>
          <table:table-cell office:value-type="string" calcext:value-type="string">
            <text:p>chip_id</text:p>
          </table:table-cell>
          <table:table-cell office:value-type="string" calcext:value-type="string">
            <text:p>frontend</text:p>
          </table:table-cell>
          <table:table-cell table:style-name="Default" office:value-type="string" calcext:value-type="string">
            <text:p>threshold</text:p>
          </table:table-cell>
          <table:table-cell table:style-name="Default" office:value-type="string" calcext:value-type="string">
            <text:p>bias_voltag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log_link_s_curve</text:p>
          </table:table-cell>
          <table:table-cell office:value-type="string" calcext:value-type="string">
            <text:p>elog_link_run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1.5" calcext:value-type="float">
            <text:p>21.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8.1" calcext:value-type="float">
            <text:p>18.1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8.7" calcext:value-type="float">
            <text:p>18.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31.61" calcext:value-type="float">
            <text:p>31.61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7.5" calcext:value-type="float">
            <text:p>17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8.2" calcext:value-type="float">
            <text:p>18.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0.2" calcext:value-type="float">
            <text:p>20.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1.8" calcext:value-type="float">
            <text:p>21.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8.6" calcext:value-type="float">
            <text:p>18.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5.92" calcext:value-type="float">
            <text:p>15.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5.15" calcext:value-type="float">
            <text:p>15.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5.83" calcext:value-type="float">
            <text:p>15.8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568" calcext:value-type="float">
            <text:p>1568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24" calcext:value-type="float">
            <text:p>1424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25.6" calcext:value-type="float">
            <text:p>25.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25" calcext:value-type="float">
            <text:p>1425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31.7" calcext:value-type="float">
            <text:p>31.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26" calcext:value-type="float">
            <text:p>1426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27" calcext:value-type="float">
            <text:p>1427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28" calcext:value-type="float">
            <text:p>1428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29" calcext:value-type="float">
            <text:p>1429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float" office:value="1430" calcext:value-type="float">
            <text:p>1430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5.6" calcext:value-type="float">
            <text:p>25.6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31" calcext:value-type="float">
            <text:p>1431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8.5" calcext:value-type="float">
            <text:p>28.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32" calcext:value-type="float">
            <text:p>1432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8.5" calcext:value-type="float">
            <text:p>28.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33" calcext:value-type="float">
            <text:p>1433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28.7" calcext:value-type="float">
            <text:p>28.7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7.8" calcext:value-type="float">
            <text:p>37.8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34" calcext:value-type="float">
            <text:p>1434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35" calcext:value-type="float">
            <text:p>1435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float" office:value="1436" calcext:value-type="float">
            <text:p>1436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37" calcext:value-type="float">
            <text:p>1437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32.7" calcext:value-type="float">
            <text:p>32.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38" calcext:value-type="float">
            <text:p>1438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32.7" calcext:value-type="float">
            <text:p>32.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39" calcext:value-type="float">
            <text:p>1439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42.8" calcext:value-type="float">
            <text:p>42.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table:style-name="Default" office:value-type="float" office:value="1440" calcext:value-type="float">
            <text:p>1440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HVC</text:p>
          </table:table-cell>
          <table:table-cell office:value-type="float" office:value="42.2" calcext:value-type="float">
            <text:p>42.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26.4" calcext:value-type="float">
            <text:p>26.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0.1" calcext:value-type="float">
            <text:p>30.1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0.1" calcext:value-type="float">
            <text:p>30.1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0.1" calcext:value-type="float">
            <text:p>30.1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0.1" calcext:value-type="float">
            <text:p>30.1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0.1" calcext:value-type="float">
            <text:p>30.1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0.1" calcext:value-type="float">
            <text:p>30.1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0.1" calcext:value-type="float">
            <text:p>30.1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table:style-name="Default" office:value-type="float" office:value="29.7" calcext:value-type="float">
            <text:p>29.7</text:p>
          </table:table-cell>
          <table:table-cell office:value-type="float" office:value="-20" calcext:value-type="float">
            <text:p>-20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-20" calcext:value-type="float">
            <text:p>-20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28.5" calcext:value-type="float">
            <text:p>28.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28.8" calcext:value-type="float">
            <text:p>28.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29.2" calcext:value-type="float">
            <text:p>29.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0.2" calcext:value-type="float">
            <text:p>30.2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1" calcext:value-type="float">
            <text:p>3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1" calcext:value-type="float">
            <text:p>3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3.9" calcext:value-type="float">
            <text:p>33.9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3.9" calcext:value-type="float">
            <text:p>33.9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5" calcext:value-type="float">
            <text:p>35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37" calcext:value-type="float">
            <text:p>37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45.1" calcext:value-type="float">
            <text:p>45.1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W08R06</text:p>
          </table:table-cell>
          <table:table-cell office:value-type="string" calcext:value-type="string">
            <text:p>DCC</text:p>
          </table:table-cell>
          <table:table-cell office:value-type="float" office:value="60" calcext:value-type="float">
            <text:p>6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HVC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HVC</text:p>
          </table:table-cell>
          <table:table-cell office:value-type="float" office:value="22.43" calcext:value-type="float">
            <text:p>22.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HVC</text:p>
          </table:table-cell>
          <table:table-cell office:value-type="float" office:value="20.18" calcext:value-type="float">
            <text:p>20.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HVC</text:p>
          </table:table-cell>
          <table:table-cell office:value-type="float" office:value="19.4" calcext:value-type="float">
            <text:p>19.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HVC</text:p>
          </table:table-cell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HVC</text:p>
          </table:table-cell>
          <table:table-cell office:value-type="float" office:value="18.9" calcext:value-type="float">
            <text:p>18.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HVC</text:p>
          </table:table-cell>
          <table:table-cell office:value-type="float" office:value="18.9" calcext:value-type="float">
            <text:p>18.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HV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v_scan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DCC</text:p>
          </table:table-cell>
          <table:table-cell office:value-type="float" office:value="29.5" calcext:value-type="float">
            <text:p>29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k_test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DCC</text:p>
          </table:table-cell>
          <table:table-cell office:value-type="float" office:value="29.5" calcext:value-type="float">
            <text:p>29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k_test</text:p>
          </table:table-cell>
          <table:table-cell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W02R05</text:p>
          </table:table-cell>
          <table:table-cell office:value-type="string" calcext:value-type="string">
            <text:p>DCC</text:p>
          </table:table-cell>
          <table:table-cell office:value-type="float" office:value="29.5" calcext:value-type="float">
            <text:p>29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k_test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29.48" calcext:value-type="float">
            <text:p>29.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26.3" calcext:value-type="float">
            <text:p>26.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24.97" calcext:value-type="float">
            <text:p>24.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23.9" calcext:value-type="float">
            <text:p>23.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23.1" calcext:value-type="float">
            <text:p>23.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21.3" calcext:value-type="float">
            <text:p>21.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office:value-type="float" office:value="21.3" calcext:value-type="float">
            <text:p>21.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as_scan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HVC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DCC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DCC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DCC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DCC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float" office:value="1537" calcext:value-type="float">
            <text:p>1537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DCC</text:p>
          </table:table-cell>
          <table:table-cell table:style-name="Default" office:value-type="float" office:value="35.7" calcext:value-type="float">
            <text:p>35.7</text:p>
          </table:table-cell>
          <table:table-cell table:style-name="Default"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mp_scan</text:p>
          </table:table-cell>
          <table:table-cell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DCC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DCC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W05R15</text:p>
          </table:table-cell>
          <table:table-cell office:value-type="string" calcext:value-type="string">
            <text:p>DCC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_sca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0:08:45.214480274</meta:creation-date>
    <meta:generator>LibreOffice/7.3.7.2$Linux_X86_64 LibreOffice_project/30$Build-2</meta:generator>
    <dc:date>2024-08-06T11:17:06.435456589</dc:date>
    <meta:editing-duration>PT9M13S</meta:editing-duration>
    <meta:editing-cycles>10</meta:editing-cycles>
    <meta:document-statistic meta:table-count="1" meta:cell-count="723" meta:object-count="0"/>
  </office:meta>
</office:document-meta>
</file>